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da365" officeooo:paragraph-rsid="000da365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officeooo:rsid="000da365" officeooo:paragraph-rsid="000da365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4pt" fo:font-style="normal" style:text-underline-style="none" officeooo:rsid="000da365" officeooo:paragraph-rsid="000da365" style:font-size-asian="12.25pt" style:font-style-asian="normal" style:font-size-complex="14pt" style:font-style-complex="normal"/>
    </style:style>
    <style:style style:name="P5" style:family="paragraph" style:parent-style-name="Standard">
      <style:text-properties fo:font-size="14pt" fo:font-style="normal" style:text-underline-style="none" fo:font-weight="bold" officeooo:rsid="000da365" officeooo:paragraph-rsid="000da365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0da365" officeooo:paragraph-rsid="000fe64a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0da365" officeooo:paragraph-rsid="000ff18a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0da365" officeooo:paragraph-rsid="0011de46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0edb7f" officeooo:paragraph-rsid="000edb7f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0edb7f" officeooo:paragraph-rsid="000fe64a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0edb7f" officeooo:paragraph-rsid="000ff18a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officeooo:rsid="000da365" officeooo:paragraph-rsid="000da365" style:font-size-asian="14pt" style:font-style-asian="normal" style:font-size-complex="14pt" style:font-style-complex="normal"/>
    </style:style>
    <style:style style:name="P13" style:family="paragraph" style:parent-style-name="Standard">
      <style:text-properties style:font-name="Liberation Serif1" fo:font-size="14pt" fo:font-style="normal" style:text-underline-style="none" fo:font-weight="normal" officeooo:rsid="000edb7f" officeooo:paragraph-rsid="000edb7f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14" style:family="paragraph" style:parent-style-name="Standard">
      <style:text-properties style:font-name="Liberation Serif1" fo:font-size="14pt" fo:font-style="normal" style:text-underline-style="none" fo:font-weight="normal" officeooo:rsid="000edb7f" officeooo:paragraph-rsid="000fe64a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15" style:family="paragraph" style:parent-style-name="Standard">
      <style:text-properties style:font-name="Liberation Serif1" fo:font-size="14pt" fo:font-style="normal" style:text-underline-style="none" fo:font-weight="normal" officeooo:rsid="000fe64a" officeooo:paragraph-rsid="000ff18a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db7f" style:font-weight-asian="normal" style:font-weight-complex="normal"/>
    </style:style>
    <style:style style:name="T5" style:family="text">
      <style:text-properties fo:font-weight="normal" officeooo:rsid="000fe64a" style:font-weight-asian="normal" style:font-weight-complex="normal"/>
    </style:style>
    <style:style style:name="T6" style:family="text">
      <style:text-properties fo:font-weight="normal" officeooo:rsid="000ff18a" style:font-weight-asian="normal" style:font-weight-complex="normal"/>
    </style:style>
    <style:style style:name="T7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1" fo:font-weight="normal" officeooo:rsid="000fe64a" style:font-name-asian="Liberation Serif1" style:font-weight-asian="normal" style:font-name-complex="Liberation Serif1" style:font-weight-complex="normal"/>
    </style:style>
    <style:style style:name="T9" style:family="text">
      <style:text-properties style:font-name="Liberation Serif1" fo:font-weight="normal" officeooo:rsid="000edb7f" style:font-name-asian="Liberation Serif1" style:font-weight-asian="normal" style:font-name-complex="Liberation Serif1" style:font-weight-complex="normal"/>
    </style:style>
    <style:style style:name="T10" style:family="text">
      <style:text-properties style:font-name="Liberation Serif" fo:font-weight="normal" style:font-name-asian="Noto Sans CJK SC Regular" style:font-weight-asian="normal" style:font-name-complex="Liberation Serif2" style:font-weight-complex="normal"/>
    </style:style>
    <style:style style:name="T11" style:family="text">
      <style:text-properties style:font-name="Liberation Serif" fo:font-weight="normal" officeooo:rsid="000edb7f" style:font-name-asian="Noto Sans CJK SC Regular" style:font-weight-asian="normal" style:font-name-complex="Liberation Serif2" style:font-weight-complex="normal"/>
    </style:style>
    <style:style style:name="T12" style:family="text">
      <style:text-properties style:font-name="Liberation Serif" fo:font-weight="normal" officeooo:rsid="000fe64a" style:font-name-asian="Noto Sans CJK SC Regular" style:font-weight-asian="normal" style:font-name-complex="Liberation Serif2" style:font-weight-complex="normal"/>
    </style:style>
    <style:style style:name="gr1" style:family="graphic">
      <style:graphic-properties draw:fill-color="#000000" draw:textarea-horizontal-align="justify" draw:textarea-vertical-align="middle" draw:auto-grow-height="false" fo:min-height="0.2382in" fo:min-width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7.</text:p>
      <text:p text:style-name="P1"/>
      <text:p text:style-name="Standard"/>
      <text:p text:style-name="P2">State Peterson's algorithm. List its properties and prove each of them. </text:p>
      <text:p text:style-name="P2"/>
      <text:p text:style-name="P2"/>
      <text:p text:style-name="P3"><text:span text:style-name="T2">SHARED</text:span><text:span text:style-name="T1">: inter[0] = inter[1] = false, turn_to_wait = doesn’t matter.</text:span></text:p>
      <text:p text:style-name="P12"/>
      <text:p text:style-name="P5">Code for process 0.</text:p>
      <text:p text:style-name="P4"/>
      <text:p text:style-name="P4">inter[0] = True</text:p>
      <text:p text:style-name="P4">turn_to_wait = 0</text:p>
      <text:p text:style-name="P4">while ((inter[1] == True) AND (turn_to_wait == 0)) { // busy waiting }</text:p>
      <text:p text:style-name="P4">&lt;CS&gt;</text:p>
      <text:p text:style-name="P4">inter[0] = False</text:p>
      <text:p text:style-name="P4"/>
      <text:p text:style-name="P5">Code for process 1.</text:p>
      <text:p text:style-name="P4"/>
      <text:p text:style-name="P4">inter[1] = True</text:p>
      <text:p text:style-name="P4">turn_to_wait = 1</text:p>
      <text:p text:style-name="P4">while ((inter[0] == True) AND (turn_to_wait == 1)) { // busy waiting }</text:p>
      <text:p text:style-name="P4">&lt;CS&gt;</text:p>
      <text:p text:style-name="P4">inter[1] = False</text:p>
      <text:p text:style-name="P4"/>
      <text:p text:style-name="P4"/>
      <text:p text:style-name="P5">Mutual exclusion:</text:p>
      <text:p text:style-name="P5"><text:tab/></text:p>
      <text:p text:style-name="P5"><text:span text:style-name="T3"><text:tab/>Assume for the sake of the contradiction that the Peterson's algorithm doesn’t <text:tab/>provide mutual exclusion. Then, the only way to get such a situation is </text:span><text:span text:style-name="T4">either:</text:span></text:p>
      <text:p text:style-name="P9"><text:span text:style-name="T7"><text:tab/>●</text:span><text:span text:style-name="T10"> </text:span><text:span text:style-name="T3">turn_to_wait = 0 and turn_to_wait = 1: it’s trivial that’s this isn’t possible.</text:span></text:p>
      <text:p text:style-name="P13"><text:tab/>● turn_to_wait = 0 and inter[0] = false: Assuming turn_to_wait = 0, we show that <text:tab/>inter must be true. Indeed, since turn_to_wait = 0, inter[0] is true by the algorithm <text:tab/>rules (if not then the process 0 just finish the CS and then if he is interested once <text:tab/>again he must state inter[0] = true). Thus, this case cannot happen in anytime on <text:tab/>the algorithm.</text:p>
      <text:p text:style-name="P13"><text:tab/>● turn_to_wait = 1 and inter[1] = false: similar argument than turn_to_wait = 0 <text:tab/>and inter[0] = false.</text:p>
      <text:p text:style-name="P10"><text:span text:style-name="T7"><text:tab/>● inter[0] = false and inter[1] = false: </text:span><text:span text:style-name="T8">Trivially, the value of inter[0] is changed <text:tab/>only in the process 1 and the same with inter[1] in the process 0. Then, every time <text:tab/>that any process either 1 or 2 is interested to enter in the CS, he turn the value of <text:tab/>the inter of the other process to true. Then there is no way to get <text:s/></text:span><text:span text:style-name="T7">inter[0] = false <text:tab/>and inter[1] = false.</text:span></text:p>
      <text:p text:style-name="P14"><draw:custom-shape text:anchor-type="paragraph" draw:z-index="0" draw:name="Shape1" draw:style-name="gr1" draw:text-style-name="P16" svg:width="0.2386in" svg:height="0.2386in" svg:x="6.5291in" svg:y="0.1965in"><text:p/><draw:enhanced-geometry svg:viewBox="0 0 21600 21600" draw:type="rectangle" draw:enhanced-path="M 0 0 L 21600 0 21600 21600 0 21600 0 0 Z N"/></draw:custom-shape></text:p>
      <text:p text:style-name="P10"><text:span text:style-name="T7"><text:tab/>No one of those situation can </text:span><text:span text:style-name="T8">happen, which confirm the claim. </text:span></text:p>
      <text:p text:style-name="P13"><text:soft-page-break/></text:p>
      <text:p text:style-name="P6">Deadlock free:</text:p>
      <text:p text:style-name="P6"/>
      <text:p text:style-name="P7"><draw:custom-shape text:anchor-type="paragraph" draw:z-index="1" draw:name="Shape1" draw:style-name="gr1" draw:text-style-name="P16" svg:width="0.2386in" svg:height="0.2386in" svg:x="6.5291in" svg:y="0.3709in"><text:p/><draw:enhanced-geometry svg:viewBox="0 0 21600 21600" draw:type="rectangle" draw:enhanced-path="M 0 0 L 21600 0 21600 21600 0 21600 0 0 Z N"/></draw:custom-shape><text:tab/><text:span text:style-name="T6">Since <text:s/></text:span><text:span text:style-name="T3">turn_to_wait </text:span><text:span text:style-name="T6">is either 0 or 1 but can’t be both at the same time, it’s trivial <text:tab/>that Peterson's provide deadlock freedom.</text:span></text:p>
      <text:p text:style-name="P4"/>
      <text:p text:style-name="P4"/>
      <text:p text:style-name="P5">Starvation free:</text:p>
      <text:p text:style-name="P5"/>
      <text:p text:style-name="P7"><text:span text:style-name="T3"><text:tab/>Assume for the sake of the contradiction that the Peterson's algorithm doesn’t <text:tab/>provide </text:span><text:span text:style-name="T6">starvation</text:span><text:span text:style-name="T5"> freedom. </text:span><text:span text:style-name="T3">Then, the only way to get such a situation is </text:span><text:span text:style-name="T4">either:</text:span></text:p>
      <text:p text:style-name="P8"><text:span text:style-name="T9"><text:tab/>●</text:span><text:span text:style-name="T11"> </text:span><text:span text:style-name="T12">inter[1] = true</text:span><text:span text:style-name="T4"> and turn_to_wait = 1 </text:span><text:span text:style-name="T5">forever</text:span><text:span text:style-name="T4">: </text:span><text:span text:style-name="T6">If inter[1] = true, we can affirm that <text:tab/>process 1 is interested. Then both of processes interested, by the deadlock free <text:tab/>property we have than one of the two enter in the CS. Assuming that process 1 <text:tab/>enter in the CS (else we do not have <text:s/></text:span><text:span text:style-name="T12">inter[1] = true</text:span><text:span text:style-name="T4"> and turn_to_wait = 1</text:span><text:span text:style-name="T6">), when <text:tab/>process 1 enter in the exit code, he turn inter[1] to false. Now process 0 is able to <text:tab/>enter in the process, if he gets running time. If he doesn’t, and process 1 is once <text:tab/>again interested by enter in the CS, we will have turn_to_wait = 1, and then, only <text:tab/>process 0 can enter in the CS. Contradicting the claim that </text:span><text:span text:style-name="T12">inter[1] = true</text:span><text:span text:style-name="T4"> and <text:tab/>turn_to_wait = 1 </text:span><text:span text:style-name="T5">forever.</text:span></text:p>
      <text:p text:style-name="P11"><text:span text:style-name="T7"><text:tab/>● </text:span><text:span text:style-name="T12">inter[0] = true</text:span><text:span text:style-name="T7"> and turn_to_wait = </text:span><text:span text:style-name="T8">0 forever</text:span><text:span text:style-name="T7">: </text:span><text:span text:style-name="T8">with a similar argument than <text:tab/>above, we conclude the claim.</text:span></text:p>
      <text:p text:style-name="P15"><draw:custom-shape text:anchor-type="paragraph" draw:z-index="2" draw:name="Shape1" draw:style-name="gr1" draw:text-style-name="P16" svg:width="0.2386in" svg:height="0.2386in" svg:x="6.5291in" svg:y="0.1965in"><text:p/><draw:enhanced-geometry svg:viewBox="0 0 21600 21600" draw:type="rectangle" draw:enhanced-path="M 0 0 L 21600 0 21600 21600 0 21600 0 0 Z N"/></draw:custom-shape><text:tab/></text:p>
      <text:p text:style-name="P15"><text:tab/>No one of those situation can happen, which confirm the cla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1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1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1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2:39:09.691528633</meta:creation-date>
    <dc:date>2018-07-08T23:22:56.687309793</dc:date>
    <meta:editing-duration>PT5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1" meta:word-count="501" meta:character-count="2769" meta:non-whitespace-character-count="2258"/>
  </office:meta>
</office:document-meta>
</file>